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6f711" officeooo:paragraph-rsid="0046f711"/>
    </style:style>
    <style:style style:name="P2" style:family="paragraph" style:parent-style-name="Text_20_body">
      <style:text-properties officeooo:rsid="004aafc1" officeooo:paragraph-rsid="004aafc1"/>
    </style:style>
    <style:style style:name="P3" style:family="paragraph" style:parent-style-name="Text_20_body">
      <style:paragraph-properties fo:text-align="center" style:justify-single-word="false"/>
      <style:text-properties officeooo:rsid="0046595f" officeooo:paragraph-rsid="0046595f"/>
    </style:style>
    <style:style style:name="P4" style:family="paragraph" style:parent-style-name="Text_20_body">
      <style:text-properties officeooo:rsid="0048c341" officeooo:paragraph-rsid="0048c341"/>
    </style:style>
    <style:style style:name="P5" style:family="paragraph" style:parent-style-name="Heading_20_2">
      <style:text-properties officeooo:rsid="0046595f" officeooo:paragraph-rsid="0046595f"/>
    </style:style>
    <style:style style:name="P6" style:family="paragraph" style:parent-style-name="Heading_20_1">
      <style:text-properties officeooo:rsid="0046595f" officeooo:paragraph-rsid="0046595f"/>
    </style:style>
    <style:style style:name="P7" style:family="paragraph" style:parent-style-name="Heading_20_1">
      <style:text-properties officeooo:rsid="004e7875"/>
    </style:style>
    <style:style style:name="P8" style:family="paragraph" style:parent-style-name="Text_20_body" style:list-style-name="L1">
      <style:text-properties officeooo:rsid="0046595f" officeooo:paragraph-rsid="0046595f"/>
    </style:style>
    <style:style style:name="P9" style:family="paragraph" style:parent-style-name="Text_20_body" style:list-style-name="L1">
      <style:text-properties officeooo:rsid="0046f711" officeooo:paragraph-rsid="0046f711"/>
    </style:style>
    <style:style style:name="P10" style:family="paragraph" style:parent-style-name="Text_20_body" style:list-style-name="L1">
      <style:text-properties officeooo:rsid="0048c341" officeooo:paragraph-rsid="0048c341"/>
    </style:style>
    <style:style style:name="P11" style:family="paragraph" style:parent-style-name="Text_20_body" style:list-style-name="L2">
      <style:text-properties officeooo:rsid="0048c341" officeooo:paragraph-rsid="0048c341"/>
    </style:style>
    <style:style style:name="P12" style:family="paragraph" style:parent-style-name="Text_20_body" style:list-style-name="L3">
      <style:text-properties officeooo:rsid="0048c341" officeooo:paragraph-rsid="004ff656"/>
    </style:style>
    <style:style style:name="P13" style:family="paragraph" style:parent-style-name="Text_20_body" style:list-style-name="L2">
      <style:text-properties officeooo:rsid="004aafc1" officeooo:paragraph-rsid="004aafc1"/>
    </style:style>
    <style:style style:name="P14" style:family="paragraph" style:parent-style-name="Text_20_body" style:list-style-name="L2">
      <style:text-properties officeooo:rsid="004bc4df" officeooo:paragraph-rsid="004bc4df"/>
    </style:style>
    <style:style style:name="P15" style:family="paragraph" style:parent-style-name="Text_20_body" style:list-style-name="L4">
      <style:text-properties officeooo:rsid="004e9dfc" officeooo:paragraph-rsid="004e9dfc"/>
    </style:style>
    <style:style style:name="P16" style:family="paragraph" style:parent-style-name="Text_20_body">
      <style:text-properties officeooo:rsid="004e9dfc" officeooo:paragraph-rsid="004e9dfc"/>
    </style:style>
    <style:style style:name="P17" style:family="paragraph" style:parent-style-name="Text_20_body">
      <style:text-properties officeooo:paragraph-rsid="0052bea2"/>
    </style:style>
    <style:style style:name="P18" style:family="paragraph" style:parent-style-name="Heading_20_3">
      <style:text-properties officeooo:rsid="0052bea2" officeooo:paragraph-rsid="0052bea2"/>
    </style:style>
    <style:style style:name="T1" style:family="text">
      <style:text-properties officeooo:rsid="0048c341"/>
    </style:style>
    <style:style style:name="T2" style:family="text">
      <style:text-properties officeooo:rsid="004aafc1"/>
    </style:style>
    <style:style style:name="T3" style:family="text">
      <style:text-properties officeooo:rsid="00433e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Geschäftsordnung des Vereins</text:h>
      <text:p text:style-name="P3">Open Medicine Association e.V. </text:p>
      <text:p text:style-name="P3">(nachfolgend Verein genannt)</text:p>
      <text:h text:style-name="P5" text:outline-level="2"/>
      <text:h text:style-name="P5" text:outline-level="2">§ 1 Geltungsbereich</text:h>
      <text:list xml:id="list2582181395877627880" text:style-name="L1">
        <text:list-item>
          <text:p text:style-name="P8">Der Verein gibt sich zur Durchführung von Versammlungen, Sitzungen und Tagungen (nachfolgend Versammlung genannt) der Organe diese Geschäftsordnung.</text:p>
        </text:list-item>
        <text:list-item>
          <text:p text:style-name="P9"/>
        </text:list-item>
        <text:list-item>
          <text:p text:style-name="P9"/>
        </text:list-item>
      </text:list>
      <text:p text:style-name="P1"/>
      <text:h text:style-name="Heading_20_2" text:outline-level="2">§ Versammlungsleitung</text:h>
      <text:list xml:id="list155222358635111" text:continue-list="list2582181395877627880" text:style-name="L1">
        <text:list-item text:start-value="1">
          <text:p text:style-name="P10">Die Versammlungsleitung <text:span text:style-name="T2">(VL)</text:span> wird durch eine Person der Versammlung übernommen welche von der Versammlung durch einfache Mehrheit ernannt wird.</text:p>
        </text:list-item>
        <text:list-item>
          <text:p text:style-name="P9"><text:span text:style-name="T1">Die Versammlungsleitung</text:span> prüft die Ordnungsmäßigkeit der Einberufung, die Anwesenheitsliste, die Stimmberechtigung. Sie gibt die Tagesordnung bekannt. Über Einsprüche gegen dieTagesordnung oder Änderungsanträge entscheidet die Versammlung ohne Debatte mit einfacher Mehrheit.</text:p>
        </text:list-item>
        <text:list-item>
          <text:p text:style-name="P9">Die Tagesordnungspunkte kommen in der vorgegebenen Reihenfolge zur Beratung und Abstimmung. </text:p>
        </text:list-item>
      </text:list>
      <text:p text:style-name="P1"/>
      <text:h text:style-name="Heading_20_2" text:outline-level="2">§ Worterteilung und Rednerfolge</text:h>
      <text:list xml:id="list1196106356055965601" text:style-name="L2">
        <text:list-item>
          <text:p text:style-name="P13">Das Wort erteilt der Versammlungsleiter. Die Worterteilung erfolgt in der Reihenfolge der Wortmeldungen bzw. Rednerliste.</text:p>
        </text:list-item>
        <text:list-item>
          <text:p text:style-name="P11">Es liegt <text:span text:style-name="T2">zunächst </text:span>im Ermessen der <text:span text:style-name="T2">VL</text:span> <text:span text:style-name="T2">ob eine Rednerliste erstellt wird oder die Reihenfolge aus dem Gedächtnis der Leitung eingehalten wird. Die Versammlung kann aber mit einfacher Mehrheit beschließen, eine Rednerliste durch die VL führen zu lassen.</text:span></text:p>
        </text:list-item>
        <text:list-item>
          <text:p text:style-name="P13">Antragsteller erhalten zu Beginn und am Ende der Aussprache ihres Tagesordnungspunktes das Wort.</text:p>
        </text:list-item>
        <text:list-item>
          <text:p text:style-name="P13">Vor Abschluss eines Tagesordnungspunktes muss von der VL sicher gestellt werden, dass jede Wortmeldung gehört wurde.</text:p>
        </text:list-item>
      </text:list>
      <text:p text:style-name="P2"/>
      <text:p text:style-name="P2"><text:soft-page-break/></text:p>
      <text:list xml:id="list155223959097665" text:continue-numbering="true" text:style-name="L2">
        <text:list-item>
          <text:p text:style-name="P14">Alle Anträge an das jeweilige Organ müssen so rechtzeitig gestellt werden, dass sie </text:p>
        </text:list-item>
      </text:list>
      <text:p text:style-name="P4"/>
      <text:list xml:id="list4999682492872002396" text:style-name="L3">
        <text:list-item>
          <text:p text:style-name="P12"><text:span text:style-name="T3">Der Verein bekennt sich zu den Grundsätzen der “</text:span>Initiative Transparente Zivilgesellschaft<text:span text:style-name="T3">” von Transparency International e.V.</text:span></text:p>
        </text:list-item>
      </text:list>
      <text:h text:style-name="P7" text:outline-level="1">§ Jahresplanung</text:h>
      <text:list xml:id="list334364198880341401" text:style-name="L4">
        <text:list-item>
          <text:p text:style-name="P15">Der Verein plant seine Aktivitäten grob im Rahmen eines Jahresplans</text:p>
        </text:list-item>
      </text:list>
      <text:p text:style-name="P16"/>
      <text:h text:style-name="Heading_20_2" text:outline-level="2">§ Berichtswesen</text:h>
      <text:h text:style-name="P18" text:outline-level="3">Finanzbericht</text:h>
      <text:p text:style-name="P17"/>
      <text:h text:style-name="P18" text:outline-level="3">Jahresbericht</text:h>
      <text:p text:style-name="P17"/>
      <text:h text:style-name="Heading_20_2" text:outline-level="2">§ Mitgliederentschei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start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799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4-12-16T16:04:32.372475083</meta:creation-date>
    <dc:date>2014-12-23T15:52:22.113432233</dc:date>
    <dc:creator>benni </dc:creator>
    <meta:editing-duration>PT12H48M56S</meta:editing-duration>
    <meta:editing-cycles>49</meta:editing-cycles>
    <meta:generator>LibreOffice/4.2.7.2$Linux_X86_64 LibreOffice_project/420m0$Build-2</meta:generator>
    <meta:document-statistic meta:table-count="0" meta:image-count="0" meta:object-count="0" meta:page-count="2" meta:paragraph-count="24" meta:word-count="238" meta:character-count="1778" meta:non-whitespace-character-count="1572"/>
  </office:meta>
</office:document-meta>
</file>